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/>
    </style:style>
    <style:style style:name="P2" style:family="paragraph" style:parent-style-name="Preformatted_20_Text">
      <style:paragraph-properties fo:break-before="page"/>
      <style:text-properties fo:language="hsb" fo:country="DE"/>
    </style:style>
    <style:style style:name="P3" style:family="paragraph" style:parent-style-name="Preformatted_20_Text">
      <style:text-properties fo:language="hsb" fo:country="DE"/>
    </style:style>
    <style:style style:name="T1" style:family="text">
      <style:text-properties style:font-name="Segoe UI" style:font-name-asian="Noto Sans Mono CJK SC" style:font-name-complex="Liberation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>%----------------------------------- </text:p>
      <text:p text:style-name="P1">% https://digital.slub-dresden.de/data/kitodo/BibltojeZ_478590679/BibltojeZ_478590679_tif/jpegs/00001580.tif.large.jpg </text:p>
      <text:p text:style-name="P1">%----------------------------------------------------------- </text:p>
      <text:p text:style-name="P1"><text:s/></text:p>
      <text:p text:style-name="P1">%----------------------------------- </text:p>
      <text:p text:style-name="P1"/>
      <text:p text:style-name="P1">kapitl((List swjateho japoštoła Pawoła na Galatizkich.))</text:p>
      <text:p text:style-name="P1"/>
      <text:p text:style-name="P1">staw((Prěni staw.))</text:p>
      <text:p text:style-name="P1"/>
      <text:p text:style-name="P1">detail((Wo njewobztajnozći Galatizkich, a Pawołowe japoštołzke zaztojńztwo.))</text:p>
      <text:p text:style-name="P1"/>
      <text:p text:style-name="P1">%----------------------------------- </text:p>
      <text:p text:style-name="P1"/>
      <text:p text:style-name="P1">1. Pawoł, japoštoł (nic wot ludźi ani přez čłowjeka, ale přez Jezom Chrysta a Boha teho Wótca, kiž jeho zbudźił je wot morwych), ref((Scht. 11. 12. Jap. zk. 3, 15.))</text:p>
      <text:p text:style-name="P1"/>
      <text:p text:style-name="P1">2. A wšitcy bratřa, kotřiž při mni su: tym wosadam w Galatizkej zemi. </text:p>
      <text:p text:style-name="P1"/>
      <text:p text:style-name="P1">3. Hnada budź z wami a měr wot Boha, teho Wótca, a našeho Knjeza Jezom Chrysta, ref((Rom. 1, 7. 1 Kor. 1, 3. Eph. 1, 2. 1 Pětr. 1, 2. 2 Jan. št. 3.))</text:p>
      <text:p text:style-name="P1"/>
      <text:p text:style-name="P1">4. Kiž so sam za naše hrěchi je dał, zo by nas wumóhł wot tuteho nětčišeho złeho swěta po tej woli Božej a našeho Wótca, ref((1 Tim. 2, 6. Tu. 2, 14.)) </text:p>
      <text:p text:style-name="P1"/>
      <text:p text:style-name="P1">5. Kotremuž budź česć wot wěčnosće hač do wěčnosće. (Hamjeń.) </text:p>
      <text:p text:style-name="P1"/>
      <text:p text:style-name="P1">6. Ja so dźiwam, zo wy so tak skoro daće wotwobroćić wot teho, kiž was je powołał do teje hnady Khryztusoweje, na druhe ewangelion, ref((St. 5, 8.)) </text:p>
      <text:p text:style-name="P1"/>
      <text:p text:style-name="P1">7. Kotrež wšak žane druhe njeje: chiba zo někotři su, kotřiž was mola a chcedźa to ewangelion Chrystusowe přewróćić. ref((Jap. zk. 15, 1. 24.)) </text:p>
      <text:p text:style-name="P1"/>
      <text:p text:style-name="P1">8. Ale hdy bychmy tež runje my abo jandźel z njebjes wam ewangelion prědował hinak, jako kotrež my wam prědowali smy, tón budź poklaty. ref((1 Kor. 16, 22.))</text:p>
      <text:p text:style-name="P1"><text:s/></text:p>
      <text:p text:style-name="P1">9. Jako nětk prajili smy, tak hišće z nowa praju: jeli zo wam štó ewangelion prěduje hinak, jako kotrež wy dóstali sće, tón budź poklaty. </text:p>
      <text:p text:style-name="P1"/>
      <text:p text:style-name="P1">10. Prěduju dha ja nětk ludźom abo Bohu k słužbje? Abo steju ja za tym, zo bych so ludźom lubił? Hdy bych ja hišće ludźom so lubił, njebych ja wěsće Chrystusowy wotročk był. ref((1 Thes. 2;, 4.))</text:p>
      <text:p text:style-name="P1"/>
      <text:p text:style-name="P1">11. K wědźenju pak wam dam, lubi bratřa, zo to ewangelion, kotrež wote mnje prědowane je, njeje člowječne; </text:p>
      <text:p text:style-name="P1"/>
      <text:p text:style-name="P1">12. Přetož ja to njejsym wot žaneho čłowjeka dóstał ani wuknył, ale přez zjewjenje Jezom Chrysta. </text:p>
      <text:p text:style-name="P1"/>
      <text:p text:style-name="P1">13. Přetož wy wšak derje sće słyšeli wot mojeho khodźenja njedawno w židowstwje: kak ja přez měru tu wosadu Božu přesćěhach a ju zahubich, ref((Jap. zk. 9, 1. St. 8, 3. St. 22, 4. St. 26, 9.))</text:p>
      <text:p text:style-name="P1"/>
      <text:p text:style-name="P1">14. A přiběrach w židowstwje bóle dyžli wjele mojeho runja w mojim narodźe, a běch jara surowy na mojim wótcowskim zakonju. ref((Phil. 3, 6.))</text:p>
      <text:p text:style-name="P1"/>
      <text:p text:style-name="P1">15. Ale jako so Bohu lubješe, kiž mje z mojeje maćerje žiwota je wudźělił a powołał přez swoju smilnosć, </text:p>
      <text:p text:style-name="P1"/>
      <text:p text:style-name="P1">16. So by wón swojeho Syna w mni zjewił, a zo bych ja přez to ewangelion jeho <text:soft-page-break/>připowjedźił bjez pohanami: hnydom činjach ja tak a njerosryčach so wo to z ćěłom a z krwju; </text:p>
      <text:p text:style-name="P1"/>
      <text:p text:style-name="P1">17. Ani njewróćich so do Jerusalema k tym, kotřiž prjedy mje japoštoli běchu, ale wotćežech do Arabizkeje a přińdźech zaso do Damazka. </text:p>
      <text:p text:style-name="P1"/>
      <text:p text:style-name="P1">18. Potom po třoch lětach přińdźech ja do Jerusalema, zo bych Pětra wohladał, a pobych pjatnaće dnjow pola njeho. ref((Jap. zk. 9, 26.))</text:p>
      <text:p text:style-name="P1"/>
      <text:p text:style-name="P1">19. Tych druhich japoštołow pak njejsym ja žaneho widźił, chiba Jakuba, teho Knjezoweho bratra. </text:p>
      <text:p text:style-name="P1"/>
      <text:p text:style-name="P1">20. Štož ja pak wam pišu, hlaj, Bóh wě, zo njełžu. ref((Rom. 9, 1.))</text:p>
      <text:p text:style-name="P1"><text:s/></text:p>
      <text:p text:style-name="P1">21. Potom přińdźech do tych krajow Syriskich a Zilizizkich. ref((Jap. zk. 9, 30.)) </text:p>
      <text:p text:style-name="P1"/>
      <text:p text:style-name="P2"><text:s/></text:p>
      <text:p text:style-name="P1">%----------------------------------- </text:p>
      <text:p text:style-name="P1">% https://digital.slub-dresden.de/data/kitodo/BibltojeZ_478590679/BibltojeZ_478590679_tif/jpegs/00001581.tif.large.jpg </text:p>
      <text:p text:style-name="P1">%----------------------------------------------------------- </text:p>
      <text:p text:style-name="P1"/>
      <text:p text:style-name="P1">22. Ja pak běch njeznajomny z wobliča tym křesćijanskim wosadam w židowskej; </text:p>
      <text:p text:style-name="P1"/>
      <text:p text:style-name="P1">23. Wone běchu pak jeno słyšałe, zo tón, kotryž nas něhdy přesćěhaše, prěduje nětk tu wěru, kotruž wón něhdy zahubješe; ref((Jap. zk. 9, 21.)) </text:p>
      <text:p text:style-name="P1"/>
      <text:p text:style-name="P1">24. A chwalachu Boha nade mnu. </text:p>
      <text:p text:style-name="P1"/>
      <text:p text:style-name="P1">%----------------------------------- </text:p>
      <text:p text:style-name="P1"/>
      <text:p text:style-name="P1">staw((2. staw.))</text:p>
      <text:p text:style-name="P1"/>
      <text:p text:style-name="P1">detail((Pawołowe přirunanje z japoštołami, zwada z Pětrom, prědowanje wo prawdosći wěry.))</text:p>
      <text:p text:style-name="P1"/>
      <text:p text:style-name="P1">%----------------------------------- </text:p>
      <text:p text:style-name="P1"/>
      <text:p text:style-name="P1"><text:s/></text:p>
      <text:p text:style-name="P1">1. Potom po štyrnaće lětach ćehnjech ja zaso do Jerusalema horje z Barnabasom a wzach tež Tita k sebi. ref((Jap. zk. 15, 2.))</text:p>
      <text:p text:style-name="P1"/>
      <text:p text:style-name="P1">2. Ja ćehnjech pak horje ze zjewjenja a rozryčach so z nimi wo to ewangelion, kotrež ja prěduju bjez pohanami, wosebje pak z tymi, kotřiž běchu w česći dźerženi, tak zo bych snadnje podarmo njeběhał abo njebych běžał. </text:p>
      <text:p text:style-name="P1"/>
      <text:p text:style-name="P1">3. Přetož ani tež Titus njebu přinućeny, zo by so dał wobrězać, kotryž zo mnu běše, hač wón runje Grichizki běše. </text:p>
      <text:p text:style-name="P1"/>
      <text:p text:style-name="P1">4. Přetož jako někotři falšni bratřa so běchu schroblili a pódla nutř zašli, zo bychu wobhonili našu frejotu, kotruž mamy w Chrystusu Jezusu, zo bychu nas jatych wzali; ref((Jap. zk. 15, 24.))</text:p>
      <text:p text:style-name="P1"/>
      <text:p text:style-name="P1">5. Njewuztupichmy my tym samym tež nic na štundu, jako chcyli jim poddani być, zo by prawda teho ewangelija pola was wostała.</text:p>
      <text:p text:style-name="P1"/>
      <text:p text:style-name="P1">6. Wot tych pak, kotřiž běchu w česći dźerženi, njech su byli něhdy, kajzyž su chcyli, mje ničo njenaztupa; přetož Bóh njepohlada na člowjezku paršonu. Mje ći sami, kotřiž w česći běchu, ničo druhe njejsu nawučili; ref((Jap. zk. 10, 34.)) </text:p>
      <text:p text:style-name="P1"/>
      <text:p text:style-name="P1">7. Ale zaso, hdyž widźichu, zo mi to ewangelion běše dowěrjene na to njewobrězanje, runje jako Pětrej to ewangelion na to wobrězanje, ref((Jap. zk. 13, 46.)) </text:p>
      <text:p text:style-name="P1"/>
      <text:p text:style-name="P1">8. (Přetož tón, kotryž z Pětrom je mócny byłk japoštołzkemu hamtej bjez tymi wobrězanymi, tón je zo mnu tež mócny był bjez pohanami); </text:p>
      <text:p text:style-name="P1"/>
      <text:p text:style-name="P1">9. A tež póznachu tu hnadu, kotraž mi data běše, Jakub a Kephas a Jan, kotrychž woni za stołpy mějachu; podachu woni mi a Barnabasej prawu ruku na towarstwo, tak zo bychmój mój bjez pohanami prědowałoj, a woni bjez wobrězanymi; </text:p>
      <text:p text:style-name="P1"/>
      <text:p text:style-name="P1">10. Jeno zo bychmój chudych wopomniłaj, wo čož ja so tež swěrnje sym starał, zo bych to činił. ref((Jap. zk. 11, 30.)) </text:p>
      <text:p text:style-name="P1"/>
      <text:p text:style-name="P1">11. Jako pak Pětr do Antiochije přińdźe, pšećiwich ja so jemu bjez woči; přetož skóržba běše na njeho přišła. </text:p>
      <text:p text:style-name="P1"/>
      <text:p text:style-name="P1">12. Přetož prjedy, dyžli někotři wot Jakuba přińdźechu, jědźiše wón z pohanami; jako pak woni přińdźechu, woteńdźe a wotdźěli wón so, teho dla, zo so tych <text:soft-page-break/>boješe, kotřiž běchu z wobrězanja; </text:p>
      <text:p text:style-name="P1"/>
      <text:p text:style-name="P1">13. A chodźachu z nim błudnje tež druzy Židźa, tak zo tež Barnabas z nimi bu do jich błuda zawjedźeny. </text:p>
      <text:p text:style-name="P1"/>
      <text:p text:style-name="P1">14. Ale jako ja widźich, zo woni prosće njekhodźachu po prawdźe teho ewangelija, dźach ja k Pětrej přede wšěmi zjawnje: Jeli zo ty, kiž ty Žid sy, po pohansku so zadźeržiš a nic po židowsku, čoho dla dha pohanow nućiš, zo bychu po židowsku so zadźerželi? ref((1 Tim. 5, 20.)) </text:p>
      <text:p text:style-name="P1"/>
      <text:p text:style-name="P1">15. Hač runje my z pširodźenja židźi, a nic hrěšnicy z pohanow smy, </text:p>
      <text:p text:style-name="P1"/>
      <text:p text:style-name="P1">16. Dha wšak wěmy, zo čłowjek přez zakonja skutk prawy činjeny njebudźe, ale přez wěru do Jezom Chrysta; teho dla wěrimy my tež do Chrystusa Jezusa, tak zo bychmy prawi byli přez tu wěru do Chrysta, a nic přez teho zakonja skutk; přetož přez teho zakonja skutk njebudźe žane ćěło prawe. ref((Rom. 3, 28. St. 4, 5. St. 11, 6.))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2.tif.large.jpg </text:p>
      <text:p text:style-name="P1">%----------------------------------------------------------- </text:p>
      <text:p text:style-name="P1"/>
      <text:p text:style-name="P1">17. Dyrbjeli my pak, kiž pytamy přez Chrysta prawi činjeni być, tež hišće sami hrěšnicy namakani być, dha by Chrystus hrěcha słužomnik był. Bóh to njedaj! ref((Rom. 3, 24.)) </text:p>
      <text:p text:style-name="P1"/>
      <text:p text:style-name="P1">18. Přetož hdyž ja to, štož sym rozłamał, zaso twarju, dha so sam přestupnik činju. </text:p>
      <text:p text:style-name="P1"/>
      <text:p text:style-name="P1">19. Ja sym pak přez zakoń zakonjej wumrěł, zo bych Bohu žiwy był; ja sym z Khryztusom křižowany. </text:p>
      <text:p text:style-name="P1"/>
      <text:p text:style-name="P1">20. Ja sym pak tola žiwy; nic pak ja, ale Chrystus je žiwy w mni. A štož nětk žiwy sym w ćěle, to sym žiwy we wěrje do teho Syna Božeho, kiž mje je lubował a so sam za mnje dał. </text:p>
      <text:p text:style-name="P1"/>
      <text:p text:style-name="P1">21. Ja njećizkam preč tu hnadu Božu; přetož jeli zo přez zakoń ta prawdosć přińdźe, dha je Chrystus zawěsće podarmo wumrěł. ref((Rom. 4, 14.)) </text:p>
      <text:p text:style-name="P1"/>
      <text:p text:style-name="P1">%----------------------------------- </text:p>
      <text:p text:style-name="P1"/>
      <text:p text:style-name="P1">staw((3. staw.))</text:p>
      <text:p text:style-name="P1"/>
      <text:p text:style-name="P1">detail((Prawdosć wěry wobtwjerdźena, prawe wužiwanje zakonja pokazane.))</text:p>
      <text:p text:style-name="P1"/>
      <text:p text:style-name="P1">%----------------------------------- </text:p>
      <text:p text:style-name="P1"/>
      <text:p text:style-name="P1">1. O njerozomni Galatizzy, štó je was wobkuzłował, zo tej prawdźe njejsće posłušni? Kotrymž Chrystus před wočomaj molowany běše a nětk bjez wami je křižowany. </text:p>
      <text:p text:style-name="P1"/>
      <text:p text:style-name="P1">2. To jene bych ja rad wot was chcył nawuknyć: hač sće wy teho Ducha dóstali přez zakonja skutk abo přez to prědowanje wot wěry? ref((Jap. zk. 2, 38.)) </text:p>
      <text:p text:style-name="P1"/>
      <text:p text:style-name="P1">3. Sće wy tak njemudri? W duchu sće wy započeli, chceće dha nětk w ćěle jo dokonjeć? </text:p>
      <text:p text:style-name="P1"/>
      <text:p text:style-name="P1">4. Sće wy dha tak wjele podarmo ćerpili? jeli zo tež podarmo je. </text:p>
      <text:p text:style-name="P1"/>
      <text:p text:style-name="P1">5. Kotryž wam teho dla nětk teho ducha dawa a čini tajke skutki bjez wami, čini wón to přez teho zapšes nje žiwy. konja skutk abo přez prědowanje wot teje wěry? ref((Rom. 10, 8.)) </text:p>
      <text:p text:style-name="P1"/>
      <text:p text:style-name="P1">6. Runje jako Abraham je Bohu wěrił, a to je jemu přicpěte k prawdosći. ref((1 Mójz. 15, 6. Rom. 4, 3. Jak. 2, 23.)) </text:p>
      <text:p text:style-name="P1"/>
      <text:p text:style-name="P1">7. Tuž tež wy nětk póznajće, zo kotřiž teje wěry su, tajcy su Abrahamowe dźěći. </text:p>
      <text:p text:style-name="P1"/>
      <text:p text:style-name="P1">8. Pismo pak, prjedy widźiwši to, zo Bóh pohanow přez wěru prawych čini, přinjese wone Abrahamej te wjesełe powěsće prjedy: We tebi dyrbja wšitcy póhanjo požohnowani być. ref((1 Mójz. 12, 3. St. 18, 18. St. 22, 18.)) </text:p>
      <text:p text:style-name="P1"/>
      <text:p text:style-name="P1">9. A teho dla budźa ći, kotřiž teje wěry su, z tym wěrnym Abrahamom požohnowani. </text:p>
      <text:p text:style-name="P1"/>
      <text:p text:style-name="P1">10. Kotřiž pak ze skutkami teho zakonja wokoło chodźa, tajcy su pod poklećom. Přetož pisane steji: Poklaty je kóždy, kotryž njewostanje we wšitkim tym, štož pisane je w knihach teho zakonja, zo by wón to činił. ref((5 Mójz. 27, 26.)) </text:p>
      <text:p text:style-name="P1"/>
      <text:p text:style-name="P1">11. So pak přez zakoń nichtó prawy njebudźe před Bohom, je zjawne; přetož prawy <text:soft-page-break/>budźe po swojej wěrje žiwy. ref((Hab. 2, 4. Rom. 1, 17. Hebr. 10, 38.)) </text:p>
      <text:p text:style-name="P1"/>
      <text:p text:style-name="P1">12. Zakoń pak njeje z teje wěry; ale čłowjek, kotryž to čini, budźe přez nje žiwy. ref((3 Mójz. 18, 5.)) </text:p>
      <text:p text:style-name="P1"/>
      <text:p text:style-name="P1">13. Chrystus je nas pak wumóhł z pokleća teho zakonja, jako wón za nas pokleće bu sčinjeny (přetož pisane steji: Poklaty je kóždy, štóž na drjewje wisy): ref((Rom. 8, 3. 5 Mójz. 21, 23.)) </text:p>
      <text:p text:style-name="P1"/>
      <text:p text:style-name="P1">14. Tak zo by to požohnowanje Abrahamowe bjez pohanow přišło w Chrystusu Jezusu, a my tak teho slubjeneho Ducha dóstali přez wěru. ref((1 Mójz. 12, 3.)) </text:p>
      <text:p text:style-name="P1"/>
      <text:p text:style-name="P1">15. Lubi bratřa, ja chcu po čłoróskim wašnju rěčeć: Wšak nichtó člorózke wotkazanje njezazpi, hdyž je wobtwjerdźene, a tež ničo k temu njepšiztaji. ref((Hebr. 9, 17.))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3.tif.large.jpg </text:p>
      <text:p text:style-name="P1">%----------------------------------------------------------- </text:p>
      <text:p text:style-name="P1"/>
      <text:p text:style-name="P1">16. Abrahamej pak je tón slub rěčany a jeho symjenju. Wón njepraji: přez symjenja, jako přez wjele; ale jako přez jene, přez twoje symjo, kotrež je Chrystus. ref((1 Mójz. 22, 18.)) </text:p>
      <text:p text:style-name="P1"/>
      <text:p text:style-name="P1">17. Ja pak to praju, zo to wotkazanje, kotrež wot Boha je prjedy wobtwjerdźene na Chrysta, njebudźe přez zakoń, kiž hakle po štyrjoch stach a třiceći lětach so spočał je, zahubjene, zo tón slub dyrbjał přestać. ref((2 Mójz. 12, 40.)) </text:p>
      <text:p text:style-name="P1"/>
      <text:p text:style-name="P1">18. Přetož hdy by to herbstwo přez zakoń zasłužene było, njeby wone přez slub date było. Bóh pak je to Abrahamej přez slub z hnady dał. ref((Rom. 4, 13.)) </text:p>
      <text:p text:style-name="P1"/>
      <text:p text:style-name="P1">19. Što dha dyrbi zakoń? Wón je přestupjenjow dla přistajeny, hač by to symjo přišło, kotremuž so tón slub stał je, a je wustajeny wot jandźelow přez ruku teho srědnika. </text:p>
      <text:p text:style-name="P1"/>
      <text:p text:style-name="P1">20. Srědnik pak njeje jeneho; Bóh pak je jedyn. ref((5 Mójz. 4, 39. St. 6, 4.)) </text:p>
      <text:p text:style-name="P1"/>
      <text:p text:style-name="P1">21. Kak? Je dha tón zakoń přećiwo Božemu slubej? Bóh to njedaj! Hdy by pak zakoń daty był, kotryž by mohł žiwych sčinić, dha by zawěsće prawdosć přišła z teho zakonja; ref((Rom. 8, 2. 3. 4.)) </text:p>
      <text:p text:style-name="P1"/>
      <text:p text:style-name="P1">22. Ale pismo je wšitko pod hrěch wobzamkło, tak zo by tón slub přišoł přez wěru do Jezom Chrysta a daty był wěrjacym. ref((Rom. 3, 9. St. 11, 32. Gal. 3, 14. 26.)) </text:p>
      <text:p text:style-name="P1"/>
      <text:p text:style-name="P1">%----------------------------------- </text:p>
      <text:p text:style-name="P1"/>
      <text:p text:style-name="P1">detail((Tekst na 1. njedźelu po třoch kralach. IV.))</text:p>
      <text:p text:style-name="P1"/>
      <text:p text:style-name="P1">%----------------------------------- </text:p>
      <text:p text:style-name="P1"/>
      <text:p text:style-name="P1">23. <text:span text:style-name="T1">[</text:span>Prjedy pak dyžli wěra přińdźe, běchmy pod zakonjom dźerženi a zawrjeni na tu wěru, kotraž so zjewić měješe. </text:p>
      <text:p text:style-name="P1"/>
      <text:p text:style-name="P1">24. A je tak tón zakoń naš pězton był na Chrysta, zo bychmy přez wěru prawi byli; ref((Rom. 10, 4.)) </text:p>
      <text:p text:style-name="P1"/>
      <text:p text:style-name="P1">25. Nětko pak, hdyž wěra přišła je, njejsmy my wjazy pod pěztonom. </text:p>
      <text:p text:style-name="P1"/>
      <text:p text:style-name="P1">26. Přetož wy sće wšitcy Bože dźěći přez tu wěru w Chrystusu Jezusu; ref((Jan. 1, 12.)) </text:p>
      <text:p text:style-name="P1"/>
      <text:p text:style-name="P1">27. Přetož kaž wjele was na Chrysta kšćenych je, ći sće so Chrysta woblekli. ref((Rom. 6, 3. Rom. 13, 14.)) </text:p>
      <text:p text:style-name="P1"/>
      <text:p text:style-name="P1">28. Tu njeje žadyn žid ani Gricha, tu njeje žadyn wotročk ani frejny, tu njeje žadyn muž ani žona; přetož wy sće wšitcy jedyn w Chrystusu Jezusu. ref((1 Kor. 12, 13.)) </text:p>
      <text:p text:style-name="P1"/>
      <text:p text:style-name="P1">29. Sće-li wy pak Chrystusowi, dha sće ždyn Abrahamowe symjo a po slubje herbojo.<text:span text:style-name="T1">]</text:span> ref((Rom. 9, 7.)) </text:p>
      <text:p text:style-name="P1"/>
      <text:p text:style-name="P1">%----------------------------------- </text:p>
      <text:p text:style-name="P1"/>
      <text:p text:style-name="P1">staw((4. staw.))</text:p>
      <text:p text:style-name="P1"/>
      <text:p text:style-name="P1"><text:soft-page-break/>detail((Wumoženje wot zakonja a dalše wułoženje prawdosće wěry.))</text:p>
      <text:p text:style-name="P1"/>
      <text:p text:style-name="P1">detail((Epistola na njedźelu po hodźoch.))</text:p>
      <text:p text:style-name="P1"/>
      <text:p text:style-name="P1">%----------------------------------- </text:p>
      <text:p text:style-name="P1"/>
      <text:p text:style-name="P1">1. [Ja praju pak, tak dołho, jako herba dźěćo je, njeje bjez nim a bjez wotročkom žane rozdźělenje, hač wón runje knjez wšitkich kubłow je; </text:p>
      <text:p text:style-name="P1"/>
      <text:p text:style-name="P1">2. Ale wón je pod fórmindami a zastojnikami, hač na postajeny čas wot nana. </text:p>
      <text:p text:style-name="P1"/>
      <text:p text:style-name="P1">3. Tak tež my, hdyž smy dźěći byli, běchmy my pod zwonkownymi wustawkami wotročcy sčinjeni; ref((Kol. 2, 20.)) </text:p>
      <text:p text:style-name="P1"/>
      <text:p text:style-name="P1">4. Jako pak tón čas bě dopjelnjeny, pósła Bóh swojeho Syna, narodźeneho wěrneho čłowjeka wot žónskeje a zakonju podaneho, ref((1 Mójz. 49, 10.)) </text:p>
      <text:p text:style-name="P1"/>
      <text:p text:style-name="P1">5. So by wón tych, kotřiž pod zakonjom běchu, wumóhł, tak, zo bychmy dźěćace prawo zaso dóstali. ref((St. 3, 13.)) </text:p>
      <text:p text:style-name="P1"/>
      <text:p text:style-name="P1">6. Dokelž pak dźěći sće, dha je Bóh pósłał teho Ducha swojeho Syna do wašich wutrobow, tón woła: Abba, luby Wótče! ref((Rom. 8, 15.)) </text:p>
      <text:p text:style-name="P1"/>
      <text:p text:style-name="P1">7. Nětk teho dla tudy žadyn wotročk wjazy njeje, ale lute dźěći. Su-li pak dźěći, dha su tež herbojo Boži přez Chrystusa.<text:span text:style-name="T1">]</text:span> ref((Rom. 8, 17.))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4.tif.large.jpg </text:p>
      <text:p text:style-name="P1">%----------------------------------------------------------- </text:p>
      <text:p text:style-name="P1"/>
      <text:p text:style-name="P1">8. Ale tehdy pak, jako wy Boha njeznaješće, słužešće wy tym, kotřiž woprawdźe bohojo njejsu; ref((1 Kor. 12, 2.)) </text:p>
      <text:p text:style-name="P1"/>
      <text:p text:style-name="P1">9. Nětk pak, hdyž sće Boha póznali, abo wjele wjazy wy wot Boha sće póznaći; kak dha wy so zaso wobroćiće k tym słabym a chudym wustawkam, kotrymž wy z nowoh' słužić chceće? </text:p>
      <text:p text:style-name="P1"/>
      <text:p text:style-name="P1">10. Wy dźeržiće dny a měsacy a swjate časy a lěta. ref((Rom. 14, 5.)) </text:p>
      <text:p text:style-name="P1"/>
      <text:p text:style-name="P1">11. Ja boju so wo was, zo bych snadź podarmo bjez wami so njeprózował. </text:p>
      <text:p text:style-name="P1"/>
      <text:p text:style-name="P1">12. Budźće wšak tajcy, jako ja; přetož ja sym tež tajki, jako wy. Lubi bratřa, ja prošu was: wy mi žaneje kšiwdy njejsće činili. </text:p>
      <text:p text:style-name="P1"/>
      <text:p text:style-name="P1">13. Přetož wy wěsće, zo wam w słabosći teho ćěła to ewangelion sym prědował najprjedy. </text:p>
      <text:p text:style-name="P1"/>
      <text:p text:style-name="P1">14. A moje přećiwnosće, kotrež ja ćerpju na mojim ćěle, njejsće wy zacpěli ani zaničowali; ale jako jandźela Božeho wzašće wy mje horje, haj jako Chrystusa Jezusa. ref((Mat. 2, 7.)) </text:p>
      <text:p text:style-name="P1"/>
      <text:p text:style-name="P1">15. Kak běšće wy teho dla tehdy tak zbóžni! Ja wam swědču, zo, hdy budźiše móžno było, wy budźišće swojej woči wutorhali a budźišće je mi dali. </text:p>
      <text:p text:style-name="P1"/>
      <text:p text:style-name="P1">16. Sym dha so tak waš njepšećel sčinił, hdyž wam prawdu praju? ref((Amos 5, 10.)) </text:p>
      <text:p text:style-name="P1"/>
      <text:p text:style-name="P1">17. Woni su surowi wo was, nic pak pěknje; ale z tym woni chcedźa dokonjeć, zo byšće wy wote mnje wotpanuli a jich lubowali. </text:p>
      <text:p text:style-name="P1"/>
      <text:p text:style-name="P1">18. Dobre pak je, surowy być, hdyž so jeno přeco stanje wo dobre, a nic jeno, hdyž sam při was sym. </text:p>
      <text:p text:style-name="P1"/>
      <text:p text:style-name="P1">19. Moje lube dźěćatka, kotrež ja z nowoh z bolosću porodźu, hač by Chrystus we was swoje byće dóstał. ref((1 Kor. 4, 15.)) </text:p>
      <text:p text:style-name="P1"/>
      <text:p text:style-name="P1">20. Ja pak chcył, zo bych nětk pola was był a zo bych swój hłós mohł přeměnić; přetož ja njewěm, kak z wami je. </text:p>
      <text:p text:style-name="P1"/>
      <text:p text:style-name="P1">21. Powěsće mi, kotřiž wy pod zakonjom chceće być: njejsće wy zakoń słyšeli? ref((St. 3, 25.)) </text:p>
      <text:p text:style-name="P1"/>
      <text:p text:style-name="P1">22. Přetož pisane je, zo Abraham dweju synow měješe, jeneho wot dźowki a druheho wot frejneje. ref((1 Mójz. 16, 15. St. 21, 2.)) </text:p>
      <text:p text:style-name="P1"/>
      <text:p text:style-name="P1">23. Ale tón, kotryž wot dźowki běše, je so po ćěle narodźił; tón pak wot frejneje je so přez slub narodźił. ref((Jan. 8, 39. Gal. 4, 28.)) </text:p>
      <text:p text:style-name="P1"/>
      <text:p text:style-name="P1">24. Te słowa maja něšto na sebi; přetož to staj taj dwaj zakonjej, jedyn z hory Sinai, kiž nas k słužbje porodźi, a je ta Hagar; </text:p>
      <text:p text:style-name="P1"/>
      <text:p text:style-name="P1">25. Přetož Hagar je we Arabizkej ta hora Sinai a dosahnje hač do Jerusalema, kotrež w nětčišim času je, a słuži ze swojimi dźěćimi. </text:p>
      <text:p text:style-name="P1"/>
      <text:p text:style-name="P1">26. Ale to Jerusalem, kotrež horkach je, to je ta frejna, kiž je naša wšitkich mać. ref((Zjew. 3, 12. St. 21, 2. 10.)) </text:p>
      <text:p text:style-name="P1"/>
      <text:p text:style-name="P1"><text:soft-page-break/>27. Přetož pisane steji: Zraduj so, ty njepłódna, kiž njeporodźiš; zjero so a wyskaj, kotraž ty samodruha njejsy; přetož ta, kiž sama lutka je, ma wjele wjazy dźěći, dyžli ta, kiž muža ma. ref((Jez. 54, 1.)) </text:p>
      <text:p text:style-name="P1"/>
      <text:p text:style-name="P1">28. My pak, lubi bratřa, smy z Jzaakom dźěći po tym slubje. ref((Rom. 9, 7. 8.)) </text:p>
      <text:p text:style-name="P1"/>
      <text:p text:style-name="P1">29. Ale runje kaž tehdy tamny, kiž so po ćěle bě narodźił, přesćěhaše teho, kiž so po duchu bě narodźił, tak tež nětk so stanje. ref((1 Mójz. 21, 9.)) </text:p>
      <text:p text:style-name="P1"/>
      <text:p text:style-name="P1">30. Ale što praji pismo? Wustorkaj dźowku z jejnym synom; přetož dźowzyny syn njedyrbi herbować ze synom teje frejneje. ref((1 Mójz. 21, 10. 12.)) </text:p>
      <text:p text:style-name="P1"/>
      <text:p text:style-name="P1">31. Teho dla, lubi bratřa, njejsmy my teje dźowki dźěći, ale teje frejneje.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5.tif.large.jpg </text:p>
      <text:p text:style-name="P1">%----------------------------------------------------------- </text:p>
      <text:p text:style-name="P1"/>
      <text:p text:style-name="P1">%----------------------------------- </text:p>
      <text:p text:style-name="P1"/>
      <text:p text:style-name="P1">staw((5. staw.))</text:p>
      <text:p text:style-name="P1"/>
      <text:p text:style-name="P1">detail((Napominanje k prawemu wužiwanju křesćanskeje swobody a k dobrym skutkam.))</text:p>
      <text:p text:style-name="P1"/>
      <text:p text:style-name="P1">%----------------------------------- </text:p>
      <text:p text:style-name="P1"/>
      <text:p text:style-name="P1">1. Stejće teho dla w tej frejoće, z kotrejž nas Chrystus je frej sčinił, a njepodawajće so z nowa do teho wotročkoweho spřaha zapřahnyć. ref((Jan. 8, 32.)) </text:p>
      <text:p text:style-name="P1"/>
      <text:p text:style-name="P1">2. Hlaj, ja, Pawoł, praju wam: Budźeće-li so dać wobrězać, dha wam Chrystus ničo wušny njeje. ref((Jap. zk. 15, 1.)) </text:p>
      <text:p text:style-name="P1"/>
      <text:p text:style-name="P1">3. A zaso wobswědču ja kóždemu čłowjekej, kiž so da wobrězać, zo tón je winojty, wšón zakoń dźeržeć. </text:p>
      <text:p text:style-name="P1"/>
      <text:p text:style-name="P1">4. Wy sće Chrysta zhubili, kotřiž wy přez zakoń chceće prawi činjeni być; wy sće wupanuli z hnady. ref((St. 2, 21.)) </text:p>
      <text:p text:style-name="P1"/>
      <text:p text:style-name="P1">5. My pak wočakamy w duchu přez wěru teje prawdosće, kotrejež so nadźeć mamy. ref((2 Tim. 4, 8.)) </text:p>
      <text:p text:style-name="P1"/>
      <text:p text:style-name="P1">6. Přetož w Chrystusu Jezusu njepłaći ani wobrězanje, ani njewobrězanje, ale ta wěra, kotraž přez lubosć je dźěława. ref((1 Kor. 7, 10.)) </text:p>
      <text:p text:style-name="P1"/>
      <text:p text:style-name="P1">7. Wy běžešće derje; štó je was zatorhnył, zo byšće prawdźe njeposłuchali? ref((St. 3, 1. 1 Kor. 9, 24.)) </text:p>
      <text:p text:style-name="P1"/>
      <text:p text:style-name="P1">8. Tajke naryčenje njeje z teho, kiž was je powołał. ref((St. 1, 6.)) </text:p>
      <text:p text:style-name="P1"/>
      <text:p text:style-name="P1">9. Kuzk kwasa pšekiše wšitko ćěsto. ref((1 Kor. 5, 6.)) </text:p>
      <text:p text:style-name="P1"/>
      <text:p text:style-name="P1">10. Ja mam nadźiju k wam w tym Knjezu, zo wy ničo hinak myslić njebudźeće. Štóž was pak zamyli, tón ponjese swój sud, njech je, štóž chce. ref((Kor. 2, 3. St. 8, 22.)) </text:p>
      <text:p text:style-name="P1"/>
      <text:p text:style-name="P1">11. Ja pak, lubi bratřa, jeli zo to wobrězanje hišće prěduju, čoho dla dha ja hišće přećiwnosć ćerpju? Dha by to pohóršenje teho křiža přestało. ref((1 Kor. 1, 23.)) </text:p>
      <text:p text:style-name="P1"/>
      <text:p text:style-name="P1">12. O zo bychu tež tajcy wukorjenjeni byli, kotřiž wam njepokoj činja! </text:p>
      <text:p text:style-name="P1"/>
      <text:p text:style-name="P1">13. Přetož wy, lubi bratřa, sće k frejoće powołani; ale hladajće so jeno, zo byšće přez frejotu temu ćěłu města njedali, ale přez lubosć słuž jedyn druhemu. ref((1 Kor. 8, 9.)) </text:p>
      <text:p text:style-name="P1"/>
      <text:p text:style-name="P1">14. Přetož wšitkón zakoń budźe w jednym słowje dopjelnjeny, to je w tym: Lubuj swojeho bližšeho jako sam so. ref((3 Mójz. 19, 18.)) </text:p>
      <text:p text:style-name="P1"/>
      <text:p text:style-name="P1">15. Jeli zo wy so pak bjez sobu kusaće a žerjeće, tuž so hladajće, zo byšće jedyn wot druheho skaženi njebyli. ref((2 Kor. 12, 20.)) </text:p>
      <text:p text:style-name="P1"/>
      <text:p text:style-name="P1">16. Ja praju pak: Khodźće w duchu, dha njebudźeće teho ćěła žadosće dokonjeć. ref((Rom. 6, 12.)) </text:p>
      <text:p text:style-name="P1"/>
      <text:p text:style-name="P1"><text:soft-page-break/>17. Přetož ćěło požada přećiwo duchu, a duch přećiwo ćěłu; taj pak staj sebi přećiwnaj, tak zo wy to nječiniće, štož chceće. </text:p>
      <text:p text:style-name="P1"/>
      <text:p text:style-name="P1">18. Jeli zo pak was tón duch wjedźe, dha njejsće wy pod zakonjom. </text:p>
      <text:p text:style-name="P1"/>
      <text:p text:style-name="P1">19. Zjawne su pak skutki teho ćěła, kotrež te su: Mandźelztwołamanje, kurwarstwo, nječiztozć, njepózćiwozć, ref((1 Kor. 6, 9.)) </text:p>
      <text:p text:style-name="P1"/>
      <text:p text:style-name="P1">20. Přibójstwo, kuzłowanje, njepšećelztwo, zwada, surowosć, hněwanje, poswarki, roztorki, kezaŕztwo, </text:p>
      <text:p text:style-name="P1"/>
      <text:p text:style-name="P1">21. Zawisć, mordowanje, wopiłstwo, wobžranztwo a tym podobne wěcy, wot kotrychž ja wam prjedy praju, kaž tež wam prjedy prajił sym, zo, kotřiž tajke činja, njebudźa Bože kralestwo herbować. ref((Luk. 21, 34. 1 Kor. 6, 9. 10.)) </text:p>
      <text:p text:style-name="P1"/>
      <text:p text:style-name="P1">22. Tón płód pak teho ducha je lubosć, wjesełosć, měr, sćerpliwosć, luboznozć, dobroćiwosć, wěra, ref((Eph. 5, 9.)) </text:p>
      <text:p text:style-name="P1"/>
      <text:p text:style-name="P1">23. Cźichozć, pócćiwosć. Přećiwo tajkim njeje zakoń. </text:p>
      <text:p text:style-name="P1"/>
      <text:p text:style-name="P1">24. Kotřiž pak Chrystusej přisłušeju, ći kšižuja swoje ćěło z tymi lóštami a žadosćemi. ref((1 Kor. 15, 23.)) </text:p>
      <text:p text:style-name="P1"/>
      <text:p text:style-name="P1">%----------------------------------- </text:p>
      <text:p text:style-name="P1"/>
      <text:p text:style-name="P1">staw((6. staw.))</text:p>
      <text:p text:style-name="P1"/>
      <text:p text:style-name="P1">detail((Cźicha mysl a dobroćiwosć dyrbi so wopokazać.))</text:p>
      <text:p text:style-name="P1"/>
      <text:p text:style-name="P1">detail((Epistola na 15. njedźelu po swj. Trojicy.))</text:p>
      <text:p text:style-name="P1"/>
      <text:p text:style-name="P1">%----------------------------------- </text:p>
      <text:p text:style-name="P1"/>
      <text:p text:style-name="P1">25. [Smy-li w duchu žiwi, dha khodźmy tež w duchu.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6.tif.large.jpg </text:p>
      <text:p text:style-name="P1">%----------------------------------------------------------- </text:p>
      <text:p text:style-name="P1"/>
      <text:p text:style-name="P1">26. Njebudźmy prózdneje česće lakomni, hdźež jeno jedyn druheho wabimy a sebi bjez sobu zawidźimy. ref((Phil. 2, 3.)) </text:p>
      <text:p text:style-name="P1"/>
      <text:p text:style-name="P1">St. 6. Scht. 1. Lubi bratřa, hdy by něhdźe čłowjek wot někajkeho pada přechwatany był, dha pomhajće jemu zaso horje z ćichim duchom, kiž wy „duchowni sće. A pohladaj sam na so, zo by tež spytany njebył. ref((Mat. 18, 15.)) </text:p>
      <text:p text:style-name="P1"/>
      <text:p text:style-name="P1">2. Njech jedyn njese teho druheho wobćežnosć, dha budźeće wy tak tón zakoń Chrystusowy dopjelnić. ref((Rom. 14, 1.)) </text:p>
      <text:p text:style-name="P1"/>
      <text:p text:style-name="P1">3. Jeli zo so pak někomu zda, zo wón něšto je, kiž wón wšak ničo njeje, tajki zjebje so sam w swojich myslach; ref((Jak. 1, 26.)) </text:p>
      <text:p text:style-name="P1"/>
      <text:p text:style-name="P1">4. Kóždy pak njech spyta swój skutk, a tehdy budźe wón chwalbu měć sam na sebi, a nic na druhim; ref((1 Kor. 11, 28.)) </text:p>
      <text:p text:style-name="P1"/>
      <text:p text:style-name="P1">5. Přetož kóždy budźe swoje brěmjo njesć.<text:span text:style-name="T1">]</text:span> ref((1 Kor. 3, 8. 2 Kor. 5, 10.)) </text:p>
      <text:p text:style-name="P1"/>
      <text:p text:style-name="P1">6. Štóž pak rozwučeny budźe z Božim słowom, tón wudźěl wšelku dobrotu temu, kiž jeho rozwučuje. </text:p>
      <text:p text:style-name="P1"/>
      <text:p text:style-name="P1">%----------------------------------- </text:p>
      <text:p text:style-name="P1"/>
      <text:p text:style-name="P1">detail((Epistola na 24. njedźelu po swj. Trojicy.))</text:p>
      <text:p text:style-name="P1"/>
      <text:p text:style-name="P1">%----------------------------------- </text:p>
      <text:p text:style-name="P1"/>
      <text:p text:style-name="P1">7. <text:span text:style-name="T1">[</text:span>Njemolće so, Bóh so njeda za směch měć. Přetož štož čłowjek syje, to budźe wón tež žnjeć. ref((1 Kor. 6, 9.)) </text:p>
      <text:p text:style-name="P1"/>
      <text:p text:style-name="P1">8. Štóž na swoje ćěło syje, tón budźe wot ćěła skaženje žnjeć. Štóž pak na ducha syje, tón budźe wot ducha žnjeć wěčne žiwjenje. ref((Přisł. 22, 8.)) </text:p>
      <text:p text:style-name="P1"/>
      <text:p text:style-name="P1">9. Njedajće nam pak při našim dobrym činjenju wustać; přetož w swojim času budźemy tež žnjeć bjez přestaća. ref((2 Thes. 3, 13.)) </text:p>
      <text:p text:style-name="P1"/>
      <text:p text:style-name="P1">10. Teho dla, dokelž nětk čas mamy, dha čińmy dobrotu na wšitkich ludźoch, najwjacy pak nad tymi, kiž našeje wěry su.<text:span text:style-name="T1">]</text:span> </text:p>
      <text:p text:style-name="P1"/>
      <text:p text:style-name="P1">11. Hladajće, kak z wjele słowami sym ja wam pisał ze swojej ruku. </text:p>
      <text:p text:style-name="P1"/>
      <text:p text:style-name="P1">12. Kotřiž so chcedźa spodobni činić po tym ćěle, tajcy nuća was, zo byšće so wobrězali, jeno zo bychu woni Chrystusoweho křiža dla njetrjebali přesćěhanje ćerpić. ref((Phil. 3, 18.)) </text:p>
      <text:p text:style-name="P1"/>
      <text:p text:style-name="P1">13. Přetož ani woni sami, kotřiž so dadźa wobrězać, njezakhowaju zakoń; ale chcedźa, zo byšće wy byli wobrězani, tak zo bychu so woni z wašeho ćěła khwalili. ref((Jap. zk. 15, 10.)) </text:p>
      <text:p text:style-name="P1"/>
      <text:p text:style-name="P1">14. Ale njedaj, Božo, zo bych so ja něšto chwalił, chiba jeno w křižu našeho Knjeza Jezom Chrysta, přez kotrehož mi tež swět je křižowany a ja swětej. ref((Jer. 9, 24. 1 Kor. 1, 31.)) </text:p>
      <text:p text:style-name="P1"/>
      <text:p text:style-name="P1">15. Přetož w Chrystusu Jezusu njepłaći ničo ani wobrězanje ani njewobrězanje, ale nowe stworjenje. </text:p>
      <text:p text:style-name="P1"/>
      <text:p text:style-name="P1"><text:soft-page-break/>16. A kotřiž po tutym puću chodźa, nad tymi budź měr a smilnosć a na tym Israelu Božim. </text:p>
      <text:p text:style-name="P1"/>
      <text:p text:style-name="P1">17. Tam dale nječiń mi nichtó wjazy prócy; přetož ja njesu te błuzny teho Knjeza Jezom Chrysta na swojim ćěle. </text:p>
      <text:p text:style-name="P1"/>
      <text:p text:style-name="P1">18. Ta hnada našeho Knjeza Jezom Chrysta budź z wašim duchom, lubi bratřa. Hamjeń. ref((Phil. 4, 23. 2 Tim. 4, 22.)) </text:p>
      <text:p text:style-name="P1"/>
      <text:p text:style-name="P1">%----------------------------------- </text:p>
      <text:p text:style-name="P1"/>
      <text:p text:style-name="P1">detail((List na Galatizkich pisany a pósłany z Roma.))</text:p>
      <text:p text:style-name="P1"/>
      <text:p text:style-name="P1">%-----------------------------------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egoe UI" svg:font-family="'Segoe UI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sb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sb" fo:country="D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Noto Sans Mono CJK SC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5-10-06T16:52:20.01</dc:date>
    <meta:editing-duration>PT44M35S</meta:editing-duration>
    <meta:editing-cycles>13</meta:editing-cycles>
    <meta:document-statistic meta:table-count="0" meta:image-count="0" meta:object-count="0" meta:page-count="14" meta:paragraph-count="217" meta:word-count="3633" meta:character-count="22557"/>
  </office:meta>
</office:document-meta>
</file>